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4465in" text:min-label-width="0.25in" text:list-level-position-and-space-mode="label-alignment">
          <style:list-level-label-alignment text:label-followed-by="listtab" fo:margin-left="0.6965in" fo:text-indent="-0.25in"/>
        </style:list-level-properties>
        <style:text-properties style:font-name="Calibri"/>
      </text:list-level-style-bullet>
      <text:list-level-style-bullet text:level="2" text:style-name="WW_CharLFO3LVL2" text:bullet-char="o">
        <style:list-level-properties text:space-before="0.9465in" text:min-label-width="0.25in" text:list-level-position-and-space-mode="label-alignment">
          <style:list-level-label-alignment text:label-followed-by="listtab" fo:margin-left="1.1965in" fo:text-indent="-0.25in"/>
        </style:list-level-properties>
        <style:text-properties style:font-name="Courier New"/>
      </text:list-level-style-bullet>
      <text:list-level-style-bullet text:level="3" text:style-name="WW_CharLFO3LVL3"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Wingdings"/>
      </text:list-level-style-bullet>
      <text:list-level-style-bullet text:level="4" text:style-name="WW_CharLFO3LVL4"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Symbol"/>
      </text:list-level-style-bullet>
      <text:list-level-style-bullet text:level="5" text:style-name="WW_CharLFO3LVL5" text:bullet-char="o">
        <style:list-level-properties text:space-before="2.4465in" text:min-label-width="0.25in" text:list-level-position-and-space-mode="label-alignment">
          <style:list-level-label-alignment text:label-followed-by="listtab" fo:margin-left="2.6965in" fo:text-indent="-0.25in"/>
        </style:list-level-properties>
        <style:text-properties style:font-name="Courier New"/>
      </text:list-level-style-bullet>
      <text:list-level-style-bullet text:level="6" text:style-name="WW_CharLFO3LVL6" text:bullet-char="">
        <style:list-level-properties text:space-before="2.9465in" text:min-label-width="0.25in" text:list-level-position-and-space-mode="label-alignment">
          <style:list-level-label-alignment text:label-followed-by="listtab" fo:margin-left="3.1965in" fo:text-indent="-0.25in"/>
        </style:list-level-properties>
        <style:text-properties style:font-name="Wingdings"/>
      </text:list-level-style-bullet>
      <text:list-level-style-bullet text:level="7" text:style-name="WW_CharLFO3LVL7" text:bullet-char="">
        <style:list-level-properties text:space-before="3.4465in" text:min-label-width="0.25in" text:list-level-position-and-space-mode="label-alignment">
          <style:list-level-label-alignment text:label-followed-by="listtab" fo:margin-left="3.6965in" fo:text-indent="-0.25in"/>
        </style:list-level-properties>
        <style:text-properties style:font-name="Symbol"/>
      </text:list-level-style-bullet>
      <text:list-level-style-bullet text:level="8" text:style-name="WW_CharLFO3LVL8" text:bullet-char="o">
        <style:list-level-properties text:space-before="3.9465in" text:min-label-width="0.25in" text:list-level-position-and-space-mode="label-alignment">
          <style:list-level-label-alignment text:label-followed-by="listtab" fo:margin-left="4.1965in" fo:text-indent="-0.25in"/>
        </style:list-level-properties>
        <style:text-properties style:font-name="Courier New"/>
      </text:list-level-style-bullet>
      <text:list-level-style-bullet text:level="9" text:style-name="WW_CharLFO3LVL9" text:bullet-char="">
        <style:list-level-properties text:space-before="4.4465in" text:min-label-width="0.25in" text:list-level-position-and-space-mode="label-alignment">
          <style:list-level-label-alignment text:label-followed-by="listtab" fo:margin-left="4.6965in" fo:text-indent="-0.25in"/>
        </style:list-level-properties>
        <style:text-properties style:font-name="Wingdings"/>
      </text:list-level-style-bullet>
    </text:list-style>
    <style:style style:name="P1" style:parent-style-name="Paragrafoelenco" style:master-page-name="MP0" style:list-style-name="LFO2" style:family="paragraph">
      <style:paragraph-properties fo:break-before="page"/>
    </style:style>
    <style:style style:name="T2" style:parent-style-name="Car.predefinitoparagrafo" style:family="text">
      <style:text-properties fo:color="#4472C4"/>
    </style:style>
    <style:style style:name="T3" style:parent-style-name="Car.predefinitoparagrafo" style:family="text">
      <style:text-properties fo:color="#4472C4"/>
    </style:style>
    <style:style style:name="T4" style:parent-style-name="Car.predefinitoparagrafo" style:family="text">
      <style:text-properties fo:color="#4472C4"/>
    </style:style>
    <style:style style:name="T5" style:parent-style-name="Car.predefinitoparagrafo" style:family="text">
      <style:text-properties fo:color="#4472C4"/>
    </style:style>
    <style:style style:name="T6" style:parent-style-name="Car.predefinitoparagrafo" style:family="text">
      <style:text-properties fo:color="#4472C4"/>
    </style:style>
    <style:style style:name="P7" style:parent-style-name="Paragrafoelenco" style:list-style-name="LFO1" style:family="paragraph"/>
    <style:style style:name="T8" style:parent-style-name="Car.predefinitoparagrafo" style:family="text">
      <style:text-properties style:font-name="Times New Roman" fo:color="#4472C4"/>
    </style:style>
    <style:style style:name="T9" style:parent-style-name="Car.predefinitoparagrafo" style:family="text">
      <style:text-properties style:font-name="Times New Roman" fo:color="#4472C4"/>
    </style:style>
    <style:style style:name="T10" style:parent-style-name="Car.predefinitoparagrafo" style:family="text">
      <style:text-properties style:font-name="Times New Roman" fo:color="#4472C4"/>
    </style:style>
    <style:style style:name="P11" style:parent-style-name="Paragrafoelenco" style:list-style-name="LFO1" style:family="paragraph">
      <style:text-properties fo:color="#FF0000"/>
    </style:style>
    <style:style style:name="T12" style:parent-style-name="Car.predefinitoparagrafo" style:family="text">
      <style:text-properties fo:color="#000000"/>
    </style:style>
    <style:style style:name="T13" style:parent-style-name="Car.predefinitoparagrafo" style:family="text">
      <style:text-properties fo:color="#4472C4"/>
    </style:style>
    <style:style style:name="T14" style:parent-style-name="Car.predefinitoparagrafo" style:family="text">
      <style:text-properties fo:color="#000000"/>
    </style:style>
    <style:style style:name="T15" style:parent-style-name="Car.predefinitoparagrafo" style:family="text">
      <style:text-properties fo:color="#4472C4"/>
    </style:style>
    <style:style style:name="T16" style:parent-style-name="Car.predefinitoparagrafo" style:family="text">
      <style:text-properties fo:color="#000000"/>
    </style:style>
    <style:style style:name="T17" style:parent-style-name="Car.predefinitoparagrafo" style:family="text">
      <style:text-properties fo:color="#4472C4"/>
    </style:style>
    <style:style style:name="T18" style:parent-style-name="Car.predefinitoparagrafo" style:family="text">
      <style:text-properties fo:color="#000000"/>
    </style:style>
    <style:style style:name="T19" style:parent-style-name="Car.predefinitoparagrafo" style:family="text">
      <style:text-properties fo:color="#4472C4"/>
    </style:style>
    <style:style style:name="T20" style:parent-style-name="Car.predefinitoparagrafo" style:family="text">
      <style:text-properties fo:color="#000000"/>
    </style:style>
    <style:style style:name="T21" style:parent-style-name="Car.predefinitoparagrafo" style:family="text">
      <style:text-properties fo:color="#4472C4"/>
    </style:style>
    <style:style style:name="T22" style:parent-style-name="Car.predefinitoparagrafo" style:family="text">
      <style:text-properties fo:color="#000000"/>
    </style:style>
    <style:style style:name="T23" style:parent-style-name="Car.predefinitoparagrafo" style:family="text">
      <style:text-properties fo:color="#4472C4"/>
    </style:style>
    <style:style style:name="T24" style:parent-style-name="Car.predefinitoparagrafo" style:family="text">
      <style:text-properties fo:color="#000000"/>
    </style:style>
    <style:style style:name="T25" style:parent-style-name="Car.predefinitoparagrafo" style:family="text">
      <style:text-properties fo:color="#4472C4"/>
    </style:style>
    <style:style style:name="T26" style:parent-style-name="Car.predefinitoparagrafo" style:family="text">
      <style:text-properties fo:color="#4472C4"/>
    </style:style>
    <style:style style:name="T27" style:parent-style-name="Car.predefinitoparagrafo" style:family="text">
      <style:text-properties fo:color="#000000"/>
    </style:style>
    <style:style style:name="T28" style:parent-style-name="Car.predefinitoparagrafo" style:family="text">
      <style:text-properties fo:color="#4472C4"/>
    </style:style>
    <style:style style:name="P29" style:parent-style-name="Paragrafoelenco" style:list-style-name="LFO1" style:family="paragraph"/>
    <style:style style:name="T30" style:parent-style-name="Car.predefinitoparagrafo" style:family="text">
      <style:text-properties fo:color="#4472C4"/>
    </style:style>
    <style:style style:name="P31" style:parent-style-name="Paragrafoelenco" style:family="paragraph">
      <style:paragraph-properties fo:margin-left="0.4465in">
        <style:tab-stops/>
      </style:paragraph-properties>
      <style:text-properties fo:color="#4472C4"/>
    </style:style>
    <style:style style:name="P32" style:parent-style-name="Paragrafoelenco" style:family="paragraph">
      <style:paragraph-properties fo:margin-left="0.4465in">
        <style:tab-stops/>
      </style:paragraph-properties>
      <style:text-properties fo:color="#4472C4"/>
    </style:style>
    <style:style style:name="P33" style:parent-style-name="Paragrafoelenco" style:family="paragraph">
      <style:paragraph-properties fo:margin-left="0.4465in">
        <style:tab-stops/>
      </style:paragraph-properties>
    </style:style>
    <style:style style:name="T34" style:parent-style-name="Car.predefinitoparagrafo" style:family="text">
      <style:text-properties fo:color="#4472C4"/>
    </style:style>
    <style:style style:name="T35" style:parent-style-name="Car.predefinitoparagrafo" style:family="text">
      <style:text-properties fo:color="#4472C4"/>
    </style:style>
    <style:style style:name="P36" style:parent-style-name="Paragrafoelenco" style:list-style-name="LFO1" style:family="paragraph"/>
    <style:style style:name="P37" style:parent-style-name="Paragrafoelenco" style:family="paragraph">
      <style:paragraph-properties fo:margin-left="0.4465in">
        <style:tab-stops/>
      </style:paragraph-properties>
      <style:text-properties fo:color="#4472C4"/>
    </style:style>
    <style:style style:name="P38" style:parent-style-name="Paragrafoelenco" style:family="paragraph">
      <style:paragraph-properties fo:margin-left="0.4465in">
        <style:tab-stops/>
      </style:paragraph-properties>
      <style:text-properties fo:color="#4472C4"/>
    </style:style>
    <style:style style:name="P39" style:parent-style-name="Paragrafoelenco" style:family="paragraph">
      <style:paragraph-properties fo:margin-left="0.4465in">
        <style:tab-stops/>
      </style:paragraph-properties>
      <style:text-properties fo:color="#4472C4"/>
    </style:style>
    <style:style style:name="P40" style:parent-style-name="Paragrafoelenco" style:family="paragraph">
      <style:paragraph-properties fo:margin-left="0.4465in">
        <style:tab-stops/>
      </style:paragraph-properties>
    </style:style>
    <style:style style:name="T41" style:parent-style-name="Car.predefinitoparagrafo" style:family="text">
      <style:text-properties fo:color="#4472C4"/>
    </style:style>
    <style:style style:name="T42" style:parent-style-name="Car.predefinitoparagrafo" style:family="text">
      <style:text-properties fo:color="#4472C4"/>
    </style:style>
    <style:style style:name="P43" style:parent-style-name="Paragrafoelenco" style:list-style-name="LFO1" style:family="paragraph"/>
    <style:style style:name="P44" style:parent-style-name="Paragrafoelenco" style:family="paragraph">
      <style:paragraph-properties fo:margin-left="0.4465in">
        <style:tab-stops/>
      </style:paragraph-properties>
    </style:style>
    <style:style style:name="T45" style:parent-style-name="Car.predefinitoparagrafo" style:family="text">
      <style:text-properties style:font-name="Times New Roman" fo:color="#4472C4"/>
    </style:style>
    <style:style style:name="T46" style:parent-style-name="Car.predefinitoparagrafo" style:family="text">
      <style:text-properties style:font-name="Times New Roman" fo:color="#4472C4"/>
    </style:style>
    <style:style style:name="T47" style:parent-style-name="Car.predefinitoparagrafo" style:family="text">
      <style:text-properties fo:color="#4472C4"/>
    </style:style>
    <style:style style:name="T48" style:parent-style-name="Car.predefinitoparagrafo" style:family="text">
      <style:text-properties style:font-name="Times New Roman" fo:color="#4472C4"/>
    </style:style>
    <style:style style:name="T49" style:parent-style-name="Car.predefinitoparagrafo" style:family="text">
      <style:text-properties fo:color="#4472C4"/>
    </style:style>
    <style:style style:name="T50" style:parent-style-name="Car.predefinitoparagrafo" style:family="text">
      <style:text-properties fo:color="#4472C4"/>
    </style:style>
    <style:style style:name="T51" style:parent-style-name="Car.predefinitoparagrafo" style:family="text">
      <style:text-properties style:font-name="Times New Roman" fo:color="#4472C4"/>
    </style:style>
    <style:style style:name="T52" style:parent-style-name="Car.predefinitoparagrafo" style:family="text">
      <style:text-properties style:font-name="Times New Roman" fo:color="#4472C4"/>
    </style:style>
    <style:style style:name="P53" style:parent-style-name="Paragrafoelenco" style:list-style-name="LFO1" style:family="paragraph"/>
    <style:style style:name="P54" style:parent-style-name="Paragrafoelenco" style:family="paragraph">
      <style:paragraph-properties fo:margin-left="0.4465in">
        <style:tab-stops/>
      </style:paragraph-properties>
      <style:text-properties fo:color="#4472C4"/>
    </style:style>
    <style:style style:name="P55" style:parent-style-name="Paragrafoelenco" style:family="paragraph">
      <style:paragraph-properties fo:margin-left="0.4465in">
        <style:tab-stops/>
      </style:paragraph-properties>
    </style:style>
    <style:style style:name="T56" style:parent-style-name="Car.predefinitoparagrafo" style:family="text">
      <style:text-properties fo:color="#4472C4"/>
    </style:style>
    <style:style style:name="P57" style:parent-style-name="Paragrafoelenco" style:family="paragraph">
      <style:paragraph-properties fo:margin-left="0.4465in">
        <style:tab-stops/>
      </style:paragraph-properties>
      <style:text-properties fo:color="#4472C4"/>
    </style:style>
    <style:style style:name="P58" style:parent-style-name="Paragrafoelenco" style:family="paragraph">
      <style:paragraph-properties fo:margin-left="0.4465in">
        <style:tab-stops/>
      </style:paragraph-properties>
    </style:style>
    <style:style style:name="P59" style:parent-style-name="Paragrafoelenco" style:family="paragraph">
      <style:paragraph-properties fo:margin-left="0.4465in">
        <style:tab-stops/>
      </style:paragraph-properties>
      <style:text-properties fo:color="#4472C4"/>
    </style:style>
    <style:style style:name="P60" style:parent-style-name="Paragrafoelenco" style:list-style-name="LFO1" style:family="paragraph"/>
    <style:style style:name="P61" style:parent-style-name="Paragrafoelenco" style:list-style-name="LFO3" style:family="paragraph"/>
    <style:style style:name="T62" style:parent-style-name="Car.predefinitoparagrafo" style:family="text">
      <style:text-properties fo:color="#4472C4"/>
    </style:style>
    <style:style style:name="P63" style:parent-style-name="Paragrafoelenco" style:list-style-name="LFO3" style:family="paragraph"/>
    <style:style style:name="T64" style:parent-style-name="Car.predefinitoparagrafo" style:family="text">
      <style:text-properties fo:color="#4472C4"/>
    </style:style>
    <style:style style:name="P65" style:parent-style-name="Paragrafoelenco" style:list-style-name="LFO3" style:family="paragraph"/>
    <style:style style:name="T66" style:parent-style-name="Car.predefinitoparagrafo" style:family="text">
      <style:text-properties fo:color="#4472C4"/>
    </style:style>
    <style:style style:name="P67" style:parent-style-name="Paragrafoelenco" style:list-style-name="LFO3" style:family="paragraph"/>
    <style:style style:name="T68" style:parent-style-name="Car.predefinitoparagrafo" style:family="text">
      <style:text-properties fo:color="#4472C4"/>
    </style:style>
    <style:style style:name="T69" style:parent-style-name="Car.predefinitoparagrafo" style:family="text">
      <style:text-properties fo:color="#4472C4"/>
    </style:style>
    <style:style style:name="P70" style:parent-style-name="Paragrafoelenco" style:list-style-name="LFO1" style:family="paragraph"/>
    <style:style style:name="P71" style:parent-style-name="Paragrafoelenco" style:family="paragraph">
      <style:paragraph-properties fo:margin-left="0.4465in">
        <style:tab-stops/>
      </style:paragraph-properties>
    </style:style>
    <style:style style:name="T72" style:parent-style-name="Car.predefinitoparagrafo" style:family="text">
      <style:text-properties fo:color="#4472C4" fo:language="en" fo:country="US"/>
    </style:style>
    <style:style style:name="T73" style:parent-style-name="Car.predefinitoparagrafo" style:family="text">
      <style:text-properties fo:color="#4472C4" fo:language="en" fo:country="US"/>
    </style:style>
    <style:style style:name="P74" style:parent-style-name="Paragrafoelenco" style:list-style-name="LFO1" style:family="paragraph"/>
    <style:style style:name="P75" style:parent-style-name="Paragrafoelenco" style:list-style-name="LFO3" style:family="paragraph"/>
    <style:style style:name="T76" style:parent-style-name="Car.predefinitoparagrafo" style:family="text">
      <style:text-properties fo:color="#4472C4"/>
    </style:style>
    <style:style style:name="P77" style:parent-style-name="Paragrafoelenco" style:list-style-name="LFO3" style:family="paragraph"/>
    <style:style style:name="T78" style:parent-style-name="Car.predefinitoparagrafo" style:family="text">
      <style:text-properties fo:color="#4472C4"/>
    </style:style>
    <style:style style:name="P79" style:parent-style-name="Paragrafoelenco" style:list-style-name="LFO3" style:family="paragraph"/>
    <style:style style:name="T80" style:parent-style-name="Car.predefinitoparagrafo" style:family="text">
      <style:text-properties fo:color="#4472C4"/>
    </style:style>
    <style:style style:name="T81" style:parent-style-name="Car.predefinitoparagrafo" style:family="text">
      <style:text-properties fo:color="#4472C4"/>
    </style:style>
    <style:style style:name="P82" style:parent-style-name="Paragrafoelenco" style:list-style-name="LFO3" style:family="paragraph"/>
    <style:style style:name="T83" style:parent-style-name="Car.predefinitoparagrafo" style:family="text">
      <style:text-properties fo:color="#4472C4"/>
    </style:style>
    <style:style style:name="P84" style:parent-style-name="Paragrafoelenco" style:list-style-name="LFO1" style:family="paragraph"/>
    <style:style style:name="P85" style:parent-style-name="Paragrafoelenco" style:family="paragraph">
      <style:paragraph-properties fo:margin-left="0.4465in">
        <style:tab-stops/>
      </style:paragraph-properties>
    </style:style>
    <style:style style:name="T86" style:parent-style-name="Car.predefinitoparagrafo" style:family="text">
      <style:text-properties fo:color="#4472C4"/>
    </style:style>
    <style:style style:name="P87" style:parent-style-name="Paragrafoelenco" style:family="paragraph">
      <style:paragraph-properties fo:margin-left="0.4465in">
        <style:tab-stops/>
      </style:paragraph-properties>
    </style:style>
    <style:style style:name="T88" style:parent-style-name="Car.predefinitoparagrafo" style:family="text">
      <style:text-properties fo:color="#4472C4"/>
    </style:style>
    <style:style style:name="P89" style:parent-style-name="Paragrafoelenco" style:list-style-name="LFO1" style:family="paragraph"/>
    <style:style style:name="T90" style:parent-style-name="Car.predefinitoparagrafo" style:family="text">
      <style:text-properties fo:color="#4472C4"/>
    </style:style>
    <style:style style:name="P91" style:parent-style-name="Paragrafoelenco" style:list-style-name="LFO3" style:family="paragraph"/>
    <style:style style:name="T92" style:parent-style-name="Car.predefinitoparagrafo" style:family="text">
      <style:text-properties fo:color="#4472C4"/>
    </style:style>
    <style:style style:name="P93" style:parent-style-name="Paragrafoelenco" style:list-style-name="LFO3" style:family="paragraph"/>
    <style:style style:name="T94" style:parent-style-name="Car.predefinitoparagrafo" style:family="text">
      <style:text-properties fo:color="#4472C4"/>
    </style:style>
    <style:style style:name="P95" style:parent-style-name="Paragrafoelenco" style:list-style-name="LFO3" style:family="paragraph"/>
    <style:style style:name="T96" style:parent-style-name="Car.predefinitoparagrafo" style:family="text">
      <style:text-properties fo:color="#4472C4"/>
    </style:style>
    <style:style style:name="P97" style:parent-style-name="Paragrafoelenco" style:list-style-name="LFO1" style:family="paragraph"/>
    <style:style style:name="P98" style:parent-style-name="Paragrafoelenco" style:family="paragraph">
      <style:paragraph-properties fo:margin-left="0.4465in">
        <style:tab-stops/>
      </style:paragraph-properties>
    </style:style>
    <style:style style:name="T99" style:parent-style-name="Car.predefinitoparagrafo" style:family="text">
      <style:text-properties fo:color="#4472C4"/>
    </style:style>
    <style:style style:name="P100" style:parent-style-name="Paragrafoelenco" style:list-style-name="LFO1" style:family="paragraph"/>
    <style:style style:name="T101" style:parent-style-name="Collegamentoipertestuale" style:family="text">
      <style:text-properties style:use-window-font-color="true"/>
    </style:style>
    <style:style style:name="P102" style:parent-style-name="Paragrafoelenco" style:family="paragraph">
      <style:paragraph-properties fo:margin-left="0.4465in">
        <style:tab-stops/>
      </style:paragraph-properties>
      <style:text-properties fo:color="#4472C4"/>
    </style:style>
    <style:style style:name="P103" style:parent-style-name="Paragrafoelenco" style:list-style-name="LFO1" style:family="paragraph"/>
    <style:style style:name="T104" style:parent-style-name="Car.predefinitoparagrafo" style:family="text">
      <style:text-properties fo:color="#4472C4"/>
    </style:style>
    <style:style style:name="T105" style:parent-style-name="Car.predefinitoparagrafo" style:family="text">
      <style:text-properties fo:color="#4472C4"/>
    </style:style>
    <style:style style:name="T106" style:parent-style-name="Car.predefinitoparagrafo" style:family="text">
      <style:text-properties fo:color="#4472C4"/>
    </style:style>
    <style:style style:name="P107" style:parent-style-name="Paragrafoelenco" style:list-style-name="LFO1" style:family="paragraph"/>
    <style:style style:name="P108" style:parent-style-name="Paragrafoelenco" style:list-style-name="LFO3" style:family="paragraph"/>
    <style:style style:name="T109" style:parent-style-name="Car.predefinitoparagrafo" style:family="text">
      <style:text-properties fo:color="#4472C4"/>
    </style:style>
    <style:style style:name="P110" style:parent-style-name="Paragrafoelenco" style:list-style-name="LFO3" style:family="paragraph"/>
    <style:style style:name="T111" style:parent-style-name="Car.predefinitoparagrafo" style:family="text">
      <style:text-properties fo:color="#4472C4"/>
    </style:style>
    <style:style style:name="T112" style:parent-style-name="Car.predefinitoparagrafo" style:family="text">
      <style:text-properties fo:color="#4472C4"/>
    </style:style>
    <style:style style:name="P113" style:parent-style-name="Paragrafoelenco" style:list-style-name="LFO3" style:family="paragraph"/>
    <style:style style:name="T114" style:parent-style-name="Car.predefinitoparagrafo" style:family="text">
      <style:text-properties fo:color="#4472C4"/>
    </style:style>
    <style:style style:name="P115" style:parent-style-name="Paragrafoelenco" style:list-style-name="LFO3" style:family="paragraph"/>
    <style:style style:name="T116" style:parent-style-name="Car.predefinitoparagrafo" style:family="text">
      <style:text-properties fo:color="#4472C4"/>
    </style:style>
    <style:style style:name="T117" style:parent-style-name="Car.predefinitoparagrafo" style:family="text">
      <style:text-properties fo:color="#4472C4"/>
    </style:style>
    <style:style style:name="P118" style:parent-style-name="Paragrafoelenco" style:list-style-name="LFO1" style:family="paragraph">
      <style:paragraph-properties fo:text-align="justify"/>
    </style:style>
    <style:style style:name="P119" style:parent-style-name="Paragrafoelenco" style:list-style-name="LFO3" style:family="paragraph">
      <style:paragraph-properties fo:text-align="justify"/>
    </style:style>
    <style:style style:name="T120" style:parent-style-name="Car.predefinitoparagrafo" style:family="text">
      <style:text-properties fo:color="#4472C4"/>
    </style:style>
    <style:style style:name="P121" style:parent-style-name="Paragrafoelenco" style:list-style-name="LFO3" style:family="paragraph">
      <style:paragraph-properties fo:text-align="justify"/>
    </style:style>
    <style:style style:name="T122" style:parent-style-name="Car.predefinitoparagrafo" style:family="text">
      <style:text-properties fo:color="#4472C4"/>
    </style:style>
    <style:style style:name="T123" style:parent-style-name="Car.predefinitoparagrafo" style:family="text">
      <style:text-properties fo:color="#4472C4"/>
    </style:style>
    <style:style style:name="P124" style:parent-style-name="Paragrafoelenco" style:list-style-name="LFO1" style:family="paragraph"/>
    <style:style style:name="P125" style:parent-style-name="Paragrafoelenco" style:family="paragraph">
      <style:paragraph-properties fo:margin-left="0.4465in">
        <style:tab-stops/>
      </style:paragraph-properties>
    </style:style>
    <style:style style:name="T126" style:parent-style-name="Car.predefinitoparagrafo" style:family="text">
      <style:text-properties fo:color="#4472C4"/>
    </style:style>
    <style:style style:name="T127" style:parent-style-name="Car.predefinitoparagrafo" style:family="text">
      <style:text-properties fo:color="#4472C4"/>
    </style:style>
    <style:style style:name="P128" style:parent-style-name="Paragrafoelenco" style:list-style-name="LFO1" style:family="paragraph"/>
    <style:style style:name="P129" style:parent-style-name="Paragrafoelenco" style:list-style-name="LFO3" style:family="paragraph"/>
    <style:style style:name="T130" style:parent-style-name="Car.predefinitoparagrafo" style:family="text">
      <style:text-properties fo:color="#4472C4"/>
    </style:style>
    <style:style style:name="P131" style:parent-style-name="Paragrafoelenco" style:list-style-name="LFO3" style:family="paragraph"/>
    <style:style style:name="T132" style:parent-style-name="Car.predefinitoparagrafo" style:family="text">
      <style:text-properties fo:color="#4472C4"/>
    </style:style>
    <style:style style:name="P133" style:parent-style-name="Paragrafoelenco" style:list-style-name="LFO3" style:family="paragraph"/>
    <style:style style:name="T134" style:parent-style-name="Car.predefinitoparagrafo" style:family="text">
      <style:text-properties fo:color="#4472C4"/>
    </style:style>
    <style:style style:name="P135" style:parent-style-name="Paragrafoelenco" style:list-style-name="LFO3" style:family="paragraph"/>
    <style:style style:name="T136" style:parent-style-name="Car.predefinitoparagrafo" style:family="text">
      <style:text-properties fo:color="#4472C4"/>
    </style:style>
    <style:style style:name="P137" style:parent-style-name="Paragrafoelenco" style:list-style-name="LFO3" style:family="paragraph"/>
    <style:style style:name="T138" style:parent-style-name="Car.predefinitoparagrafo" style:family="text">
      <style:text-properties fo:color="#4472C4"/>
    </style:style>
    <style:style style:name="P139" style:parent-style-name="Paragrafoelenco" style:list-style-name="LFO3" style:family="paragraph"/>
    <style:style style:name="T140" style:parent-style-name="Car.predefinitoparagrafo" style:family="text">
      <style:text-properties fo:color="#4472C4"/>
    </style:style>
    <style:style style:name="P141" style:parent-style-name="Paragrafoelenco" style:list-style-name="LFO3" style:family="paragraph"/>
    <style:style style:name="T142" style:parent-style-name="Car.predefinitoparagrafo" style:family="text">
      <style:text-properties fo:color="#4472C4"/>
    </style:style>
    <style:style style:name="P143" style:parent-style-name="Paragrafoelenco" style:list-style-name="LFO3" style:family="paragraph"/>
    <style:style style:name="T144" style:parent-style-name="Car.predefinitoparagrafo" style:family="text">
      <style:text-properties fo:color="#4472C4"/>
    </style:style>
    <style:style style:name="P145" style:parent-style-name="Paragrafoelenco" style:list-style-name="LFO3" style:family="paragraph"/>
    <style:style style:name="T146" style:parent-style-name="Car.predefinitoparagrafo" style:family="text">
      <style:text-properties fo:color="#4472C4"/>
    </style:style>
    <style:style style:name="P147" style:parent-style-name="Paragrafoelenco" style:list-style-name="LFO1" style:family="paragraph"/>
    <style:style style:name="T148" style:parent-style-name="Car.predefinitoparagrafo" style:family="text">
      <style:text-properties fo:color="#4472C4"/>
    </style:style>
    <style:style style:name="P149" style:parent-style-name="Paragrafoelenco" style:list-style-name="LFO3" style:family="paragraph"/>
    <style:style style:name="T150" style:parent-style-name="Car.predefinitoparagrafo" style:family="text">
      <style:text-properties fo:color="#4472C4"/>
    </style:style>
    <style:style style:name="T151" style:parent-style-name="Car.predefinitoparagrafo" style:family="text">
      <style:text-properties fo:color="#4472C4"/>
    </style:style>
    <style:style style:name="P152" style:parent-style-name="Paragrafoelenco" style:list-style-name="LFO1" style:family="paragraph"/>
    <style:style style:name="P153" style:parent-style-name="Paragrafoelenco" style:family="paragraph">
      <style:paragraph-properties fo:margin-left="0.4465in">
        <style:tab-stops/>
      </style:paragraph-properties>
    </style:style>
    <style:style style:name="T154" style:parent-style-name="Car.predefinitoparagrafo" style:family="text">
      <style:text-properties fo:color="#4472C4"/>
    </style:style>
    <style:style style:name="P155" style:parent-style-name="Paragrafoelenco" style:list-style-name="LFO1" style:family="paragraph"/>
    <style:style style:name="P156" style:parent-style-name="Paragrafoelenco" style:family="paragraph">
      <style:paragraph-properties fo:margin-left="0.4465in">
        <style:tab-stops/>
      </style:paragraph-properties>
    </style:style>
    <style:style style:name="T157" style:parent-style-name="Car.predefinitoparagrafo" style:family="text">
      <style:text-properties fo:color="#4472C4"/>
    </style:style>
    <style:style style:name="P158" style:parent-style-name="Paragrafoelenco" style:list-style-name="LFO1" style:family="paragraph"/>
    <style:style style:name="P159" style:parent-style-name="Paragrafoelenco" style:family="paragraph">
      <style:paragraph-properties fo:margin-left="0.4465in">
        <style:tab-stops/>
      </style:paragraph-properties>
    </style:style>
    <style:style style:name="T160" style:parent-style-name="Car.predefinitoparagrafo" style:family="text">
      <style:text-properties fo:color="#4472C4"/>
    </style:style>
    <style:style style:name="T161" style:parent-style-name="Car.predefinitoparagrafo" style:family="text">
      <style:text-properties fo:color="#4472C4"/>
    </style:style>
    <style:style style:name="P162" style:parent-style-name="Paragrafoelenco" style:list-style-name="LFO1" style:family="paragraph"/>
    <style:style style:name="T163" style:parent-style-name="Car.predefinitoparagrafo" style:family="text">
      <style:text-properties fo:color="#4472C4"/>
    </style:style>
    <style:style style:name="P164" style:parent-style-name="Paragrafoelenco" style:family="paragraph">
      <style:paragraph-properties fo:margin-left="0.4465in">
        <style:tab-stops/>
      </style:paragraph-properties>
      <style:text-properties fo:color="#4472C4"/>
    </style:style>
    <style:style style:name="P165" style:parent-style-name="Paragrafoelenco" style:list-style-name="LFO1" style:family="paragraph"/>
    <style:style style:name="T166" style:parent-style-name="Car.predefinitoparagrafo" style:family="text">
      <style:text-properties fo:color="#4472C4"/>
    </style:style>
    <style:style style:name="P167" style:parent-style-name="Paragrafoelenco" style:family="paragraph">
      <style:paragraph-properties fo:border-top="none" fo:border-left="none" fo:border-bottom="0.0416in dotted #000000" fo:border-right="none" fo:padding-top="0in" fo:padding-left="0in" fo:padding-bottom="0.0138in" fo:padding-right="0in" style:shadow="none" fo:margin-left="0.4465in">
        <style:tab-stops/>
      </style:paragraph-properties>
    </style:style>
    <style:style style:name="T168" style:parent-style-name="Car.predefinitoparagrafo" style:family="text">
      <style:text-properties fo:color="#4472C4"/>
    </style:style>
    <style:style style:name="T169" style:parent-style-name="Car.predefinitoparagrafo" style:family="text">
      <style:text-properties fo:color="#4472C4"/>
    </style:style>
    <style:style style:name="T170" style:parent-style-name="Car.predefinitoparagrafo" style:family="text">
      <style:text-properties fo:color="#4472C4"/>
    </style:style>
    <style:style style:name="P171" style:parent-style-name="Paragrafoelenco" style:list-style-name="LFO1" style:family="paragraph"/>
    <style:style style:name="P172" style:parent-style-name="Paragrafoelenco" style:family="paragraph">
      <style:paragraph-properties fo:margin-left="0.4465in">
        <style:tab-stops/>
      </style:paragraph-properties>
    </style:style>
    <style:style style:name="T173" style:parent-style-name="Car.predefinitoparagrafo" style:family="text">
      <style:text-properties fo:color="#4472C4"/>
    </style:style>
    <style:style style:name="T174" style:parent-style-name="Car.predefinitoparagrafo" style:family="text">
      <style:text-properties fo:color="#4472C4"/>
    </style:style>
    <style:style style:name="P175" style:parent-style-name="Paragrafoelenco" style:family="paragraph">
      <style:paragraph-properties fo:margin-left="0.4465in">
        <style:tab-stops/>
      </style:paragraph-properties>
    </style:style>
    <style:style style:name="T176" style:parent-style-name="Car.predefinitoparagrafo" style:family="text">
      <style:text-properties fo:color="#4472C4"/>
    </style:style>
    <style:style style:name="T177" style:parent-style-name="Car.predefinitoparagrafo" style:family="text">
      <style:text-properties fo:color="#4472C4"/>
    </style:style>
    <style:style style:name="P178" style:parent-style-name="Paragrafoelenco" style:list-style-name="LFO1" style:family="paragraph"/>
    <style:style style:name="P179" style:parent-style-name="Paragrafoelenco" style:family="paragraph">
      <style:paragraph-properties fo:margin-left="0.4465in">
        <style:tab-stops/>
      </style:paragraph-properties>
    </style:style>
    <style:style style:name="T180" style:parent-style-name="Car.predefinitoparagrafo" style:family="text">
      <style:text-properties style:font-name="Verdana" fo:color="#4472C4" fo:font-size="10pt" style:font-size-asian="10pt" style:font-size-complex="10pt" fo:background-color="#FFFFFF"/>
    </style:style>
    <style:style style:name="T181" style:parent-style-name="Car.predefinitoparagrafo" style:family="text">
      <style:text-properties style:font-name="Verdana" fo:color="#4472C4" fo:font-size="10pt" style:font-size-asian="10pt" style:font-size-complex="10pt" fo:background-color="#FFFFFF"/>
    </style:style>
    <style:style style:name="P182" style:parent-style-name="Paragrafoelenco" style:list-style-name="LFO1" style:family="paragraph"/>
    <style:style style:name="P183" style:parent-style-name="Paragrafoelenco" style:family="paragraph">
      <style:paragraph-properties fo:margin-left="0.4465in">
        <style:tab-stops/>
      </style:paragraph-properties>
    </style:style>
    <style:style style:name="T184" style:parent-style-name="Car.predefinitoparagrafo" style:family="text">
      <style:text-properties fo:color="#4472C4"/>
    </style:style>
    <style:style style:name="P185" style:parent-style-name="Paragrafoelenco" style:list-style-name="LFO1" style:family="paragraph"/>
    <style:style style:name="P186" style:parent-style-name="Paragrafoelenco" style:family="paragraph">
      <style:paragraph-properties fo:margin-left="0.4465in">
        <style:tab-stops/>
      </style:paragraph-properties>
    </style:style>
    <style:style style:name="T187" style:parent-style-name="Car.predefinitoparagrafo" style:family="text">
      <style:text-properties fo:color="#4472C4"/>
    </style:style>
    <style:style style:name="P188" style:parent-style-name="Paragrafoelenco" style:list-style-name="LFO1" style:family="paragraph"/>
    <style:style style:name="P189" style:parent-style-name="Paragrafoelenco" style:family="paragraph">
      <style:paragraph-properties fo:margin-left="0.4465in">
        <style:tab-stops/>
      </style:paragraph-properties>
    </style:style>
    <style:style style:name="T190" style:parent-style-name="Car.predefinitoparagrafo" style:family="text">
      <style:text-properties fo:color="#4472C4"/>
    </style:style>
    <style:style style:name="T191" style:parent-style-name="Car.predefinitoparagrafo" style:family="text">
      <style:text-properties fo:color="#4472C4"/>
    </style:style>
    <style:style style:name="P192" style:parent-style-name="Paragrafoelenco" style:list-style-name="LFO1" style:family="paragraph"/>
    <style:style style:name="P193" style:parent-style-name="Paragrafoelenco" style:family="paragraph">
      <style:paragraph-properties fo:margin-left="0.4465in">
        <style:tab-stops/>
      </style:paragraph-properties>
    </style:style>
    <style:style style:name="T194" style:parent-style-name="Car.predefinitoparagrafo" style:family="text">
      <style:text-properties fo:color="#4472C4"/>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mirror="vertical"/>
    </style:style>
  </office:automatic-styles>
  <office:body>
    <office:text text:use-soft-page-breaks="true">
      <text:list text:style-name="LFO1">
        <text:list-item text:start-value="1">
          <text:p text:style-name="P1">Cosa si intende per congestione di una rete e come si manifesta in una rete a commutazione di pacchetto?<text:s/></text:p>
        </text:list-item>
      </text:list>
      <text:p text:style-name="Paragrafoelenco"><text:span text:style-name="T2">Per congestione di una rete si intende un traffico di rete eccessivo dovuto al tentativo di una o più sorgenti di<text:s/></text:span><text:span text:style-name="T3">trasmettere pacchetti a ritmi molto<text:s/></text:span><text:span text:style-name="T4">elevati. Si</text:span><text:span text:style-name="T5"><text:s/>manifesta quando la velocità di trasmissione da parte di un host è diversa da quella di inoltro di un router. In una rete a commutazione di pacchetto quando il traffico offerto è superiore alla capacità della</text:span><text:span text:style-name="T6"><text:s/>rete stessa, alcuni pacchetti vengono scartati a causa della saturazione del buffer, ovvero cancellati dalla memoria dei commutatori che li hanno ricevuti, i quali non riescono più a trasmetterli.</text:span></text:p>
      <text:list text:style-name="LFO1" text:continue-numbering="true">
        <text:list-item>
          <text:p text:style-name="P7">Cosa si intende nel DNS per server di competenza (authoritative name server)?<text:s/></text:p>
        </text:list-item>
      </text:list>
      <text:p text:style-name="Paragrafoelenco"><text:span text:style-name="T8">Un authoritative name server è un server dei nomi che fornisce i record DNS di pubblico dominio (pubblicamente accessibile) che associno i nomi di tali host a indirizzi IP. L’authoritative name server restituisce risposte solo alle dom</text:span><text:span text:style-name="T9">ande sui nomi di dominio che sono stati specificatamente configurati dall'amministratore.</text:span><text:bookmark-start text:name="tw-target-text1"/><text:bookmark-end text:name="tw-target-text1"/><text:span text:style-name="T10"><text:s/></text:span></text:p>
      <text:list text:style-name="LFO1" text:continue-numbering="true">
        <text:list-item>
          <text:p text:style-name="P11">Completare il disegno</text:p>
        </text:list-item>
      </text:list>
      <text:p text:style-name="Paragrafoelenco">Protocollo di data link, es CSMA/CD se:</text:p>
      <text:p text:style-name="Paragrafoelenco"><text:span text:style-name="T12">mail</text:span><text:span text:style-name="T13">: IP – TCP – SMTP</text:span><text:s/>/<text:s/><text:span text:style-name="T14">Record A</text:span><text:span text:style-name="T15">: IP – UDP – DNS<text:s/></text:span><text:span text:style-name="T16">/</text:span><text:span text:style-name="T17"><text:s/></text:span><text:span text:style-name="T18">Query DNS</text:span><text:span text:style-name="T19">: IP – UDP – DNS<text:s/></text:span><text:span text:style-name="T20">/</text:span><text:span text:style-name="T21"><text:s/></text:span><text:span text:style-name="T22">Payload</text:span><text:span text:style-name="T23"><text:s/></text:span><text:span text:style-name="T24">= pagina HTML</text:span><text:span text:style-name="T25">: I</text:span><text:span text:style-name="T26">P – TCP – HTTP<text:s/></text:span><text:span text:style-name="T27">/ Documento web</text:span><text:span text:style-name="T28">: IP – TCP – HTTP<text:s/></text:span></text:p>
      <text:list text:style-name="LFO1" text:continue-numbering="true">
        <text:list-item>
          <text:p text:style-name="P29">Quali sono i tipi di indirizzamento associati a ciascun livello della pila di protocolli TCP/IP?<text:s/><text:span text:style-name="T30">Data Link: Indirizzi Mac<text:s/></text:span></text:p>
        </text:list-item>
      </text:list>
      <text:p text:style-name="P31">Livello di trasporto: Porte<text:s/></text:p>
      <text:p text:style-name="P32">Livello di rete: Indirizzi IP<text:s/></text:p>
      <text:p text:style-name="P33"><text:span text:style-name="T34">Livello applicazione: No</text:span><text:span text:style-name="T35">mi</text:span></text:p>
      <text:list text:style-name="LFO1" text:continue-numbering="true">
        <text:list-item>
          <text:p text:style-name="P36">Si associ ciascuna delle seguenti proprietà al tipo di rete cui sono associate. Le reti sono suddivise rispetto al criterio dell'estensione.<text:s/></text:p>
        </text:list-item>
      </text:list>
      <text:p text:style-name="P37">Velocità trasmissiva elevata: LAN<text:s/></text:p>
      <text:p text:style-name="P38">Rete a commutazione di pacchetto: WAN</text:p>
      <text:p text:style-name="P39">Rete di ambito personale: PAN</text:p>
      <text:p text:style-name="P40"><text:span text:style-name="T41">Rete<text:s/></text:span><text:span text:style-name="T42">cittadina: MAN</text:span></text:p>
      <text:list text:style-name="LFO1" text:continue-numbering="true">
        <text:list-item>
          <text:p text:style-name="P43">Considera i due principali algoritmi di Routing: algoritmo del vettore distanza e algoritmo dello stato della connessione. Quale algoritmo è più efficiente in termini di occupazione di spazio? E dal punto di vista computazionale?</text:p>
        </text:list-item>
      </text:list>
      <text:p text:style-name="P44"><text:s/><text:span text:style-name="T45">L’algoritm</text:span><text:span text:style-name="T46">o più efficiente dal punto di vista di occupazione della memoria è l’algoritmo del vettore distanza in quanto<text:s/></text:span><text:span text:style-name="T47">ogni nodo conosce i solo i costi dei collegamenti ai nodi adiacenti</text:span><text:span text:style-name="T48">, mentre nell’algoritmo dello stato della connessione</text:span><text:span text:style-name="T49"><text:s/>ogni nodo conosce i costi</text:span><text:span text:style-name="T50"><text:s/>dei collegamenti a tutti i nodi .</text:span><text:span text:style-name="T51">Per quanto riguarda la complessità computazionale l’algoritmo Distance Vector Routing converge più lentamente ed ha una complessità di O(|N| x |E|) mentre di Link State Routing converge più velocemente da O(|N^2|) a O(|E|<text:s/></text:span><text:span text:style-name="T52">+ |N| log |N|) quindi è più efficiente in termini di complessità computazionale.</text:span></text:p>
      <text:list text:style-name="LFO1" text:continue-numbering="true">
        <text:list-item>
          <text:p text:style-name="P53">Qual è la relazione tra un datagramma IP e un frame Ethernet?<text:s/></text:p>
        </text:list-item>
      </text:list>
      <text:p text:style-name="P54">il datagramma IP può essere incapsulato in un frame Ethernet<text:s/></text:p>
      <text:p text:style-name="P55">tra un datagramma IP e un datagramma UDP?<text:span text:style-name="T56"><text:s/></text:span></text:p>
      <text:p text:style-name="P57">Il datagramma UDP è incapsulato nel datagramma IP<text:s/></text:p>
      <text:p text:style-name="P58">tra un datagramma IP e un segmento TCP?<text:s/></text:p>
      <text:p text:style-name="P59">Il segmento TCP è incapsulato nel datagramma IP</text:p>
      <text:list text:style-name="LFO1" text:continue-numbering="true">
        <text:list-item>
          <text:p text:style-name="P60">In un descrittore di risorsa di un DNS server, quale tipo di entrata specifica?<text:s/></text:p>
        </text:list-item>
      </text:list>
      <text:list text:style-name="LFO3" text:continue-numbering="true">
        <text:list-item>
          <text:p text:style-name="P61">un alias per un nome canonico di<text:s/>dominio<text:span text:style-name="T62">: CNAME<text:s/></text:span></text:p>
        </text:list-item>
        <text:list-item>
          <text:p text:style-name="P63">L’indirizzo IP corrispondente<text:span text:style-name="T64">: A<text:s/></text:span></text:p>
        </text:list-item>
        <text:list-item>
          <text:p text:style-name="P65">un mail server che accetta messaggi per un dominio<text:span text:style-name="T66">: MX<text:s/></text:span></text:p>
        </text:list-item>
        <text:list-item>
          <text:p text:style-name="P67"><text:span text:style-name="T68"><text:s/></text:span>un nome del name server a cui inoltrare la richiesta<text:span text:style-name="T69">: NS</text:span></text:p>
        </text:list-item>
      </text:list>
      <text:list text:style-name="LFO1" text:continue-numbering="true">
        <text:list-item>
          <text:p text:style-name="P70">Quale organizzazione gestisce i Request For Comments (RCF)?<text:s/></text:p>
        </text:list-item>
      </text:list>
      <text:p text:style-name="P71"><text:span text:style-name="T72">IETF (Internet Engineering Task</text:span><text:span text:style-name="T73"><text:s/>Force)</text:span></text:p>
      <text:soft-page-break/>
      <text:list text:style-name="LFO1" text:continue-numbering="true">
        <text:list-item>
          <text:p text:style-name="P74">Cosa si intende per?<text:s/></text:p>
        </text:list-item>
      </text:list>
      <text:list text:style-name="LFO3" text:continue-numbering="true">
        <text:list-item>
          <text:p text:style-name="P75">Ritardo di accodamento<text:span text:style-name="T76">: somma dei tempi di attesa per ogni coda</text:span></text:p>
        </text:list-item>
        <text:list-item>
          <text:p text:style-name="P77">Ritardo di propagazione<text:span text:style-name="T78">: distanza/velocità del segnale sul mezzo trasmissivo<text:s/></text:span></text:p>
        </text:list-item>
        <text:list-item>
          <text:p text:style-name="P79">Ritardo di elaborazione<text:span text:style-name="T80">: tempo richiesto per esaminare l’intestazione di un pacchett</text:span><text:span text:style-name="T81">o e determinare cosa farne<text:s/></text:span></text:p>
        </text:list-item>
        <text:list-item>
          <text:p text:style-name="P82">Ritardo di trasmissione<text:span text:style-name="T83">: dimensione del messaggio/rendimento</text:span></text:p>
        </text:list-item>
      </text:list>
      <text:list text:style-name="LFO1" text:continue-numbering="true">
        <text:list-item>
          <text:p text:style-name="P84">L’algoritmo di Routing:<text:s/></text:p>
        </text:list-item>
      </text:list>
      <text:p text:style-name="P85">Link State:<text:span text:style-name="T86"><text:s/>statico e globale<text:s/></text:span></text:p>
      <text:p text:style-name="P87">Distance Vector<text:span text:style-name="T88">: dinamico e decentralizzato</text:span></text:p>
      <text:list text:style-name="LFO1" text:continue-numbering="true">
        <text:list-item>
          <text:p text:style-name="P89">Qual è il livello di rete che si occupa:<text:span text:style-name="T90"><text:s/></text:span></text:p>
        </text:list-item>
      </text:list>
      <text:list text:style-name="LFO3" text:continue-numbering="true">
        <text:list-item>
          <text:p text:style-name="P91">delle connessioni indirette tra i nodi di una rete?<text:s/><text:span text:style-name="T92">Livello di Rete<text:s/></text:span></text:p>
        </text:list-item>
        <text:list-item>
          <text:p text:style-name="P93">di gestire la comunicazione logica tra i processi?<text:span text:style-name="T94"><text:s/>Livello di Trasporto<text:s/></text:span></text:p>
        </text:list-item>
        <text:list-item>
          <text:p text:style-name="P95">delle connessioni dirette tra i nodi della rete (inclusi host e apparati di rete)?<text:span text:style-name="T96"><text:s/>Livello di Applicazione</text:span></text:p>
        </text:list-item>
      </text:list>
      <text:list text:style-name="LFO1" text:continue-numbering="true">
        <text:list-item>
          <text:p text:style-name="P97">Si elenchino i<text:s/>principali servizi forniti dal DNS?<text:s/></text:p>
        </text:list-item>
      </text:list>
      <text:p text:style-name="P98"><text:span text:style-name="T99">Risoluzione dei nomi, Host Aliasing, Mail Server Aliasing, Load Distribution</text:span></text:p>
      <text:list text:style-name="LFO1" text:continue-numbering="true">
        <text:list-item>
          <text:p text:style-name="P100"><draw:frame draw:z-index="251659264" draw:style-name="a0" draw:name="Input penna 2" text:anchor-type="paragraph" svg:x="4.6653in" svg:y="0.27708in" svg:width="0.09167in" svg:height="0.04931in" style:rel-width="scale" style:rel-height="scale"><draw:image xlink:href="media/image1.png" xlink:type="simple" xlink:show="embed" xlink:actuate="onLoad"/><svg:title/><svg:desc/></draw:frame>Comporre la Request Header Line di una richiesta HTTP di accesso risorsa localizzata al seguente URL:<text:s/><text:a xlink:href="http://www.di.uniba.it/novielli/teaching.htm" office:target-frame-name="_top" xlink:show="replace"><text:span text:style-name="T101">http://www.di.uniba.it/~novielli/teaching.htm</text:span></text:a></text:p>
        </text:list-item>
      </text:list>
      <text:p text:style-name="P102">GET /~novielli/teaching.html HTTP/1.0</text:p>
      <text:list text:style-name="LFO1" text:continue-numbering="true">
        <text:list-item>
          <text:p text:style-name="P103">Qual è la funzionalità principale offerta dal livello di trasporto? Qual è il nome di tale servizio?<text:s/><text:span text:style-name="T104">La funzionalità principale offerta a livello di<text:s/></text:span><text:span text:style-name="T105">trasporto è il multiplexing nella fase di invio e demultiplexing nella fase di ricezione. Si tratta di una funzionalità che permette l’indirizzamento logico tra processi, essa consiste nell’utilizzare un numero di porta che identifica univocamente un proce</text:span><text:span text:style-name="T106">sso all’interno di un host.</text:span></text:p>
        </text:list-item>
        <text:list-item>
          <text:p text:style-name="P107">Con riferimento alle proprietà fondamentali della sicurezza in rete per:<text:s/></text:p>
        </text:list-item>
      </text:list>
      <text:list text:style-name="LFO3" text:continue-numbering="true">
        <text:list-item>
          <text:p text:style-name="P108">Riservatezza<text:span text:style-name="T109">: si intende che solo mittente e destinatario devono comprendere il contenuto del messaggio<text:s/></text:span></text:p>
        </text:list-item>
        <text:list-item>
          <text:p text:style-name="P110">Integrità:<text:span text:style-name="T111"><text:s/>mittente e destinatario devono essere<text:s/></text:span><text:span text:style-name="T112">sicuri che il contenuto di un messaggio non subisca alterazioni durante la trasmissione<text:s/></text:span></text:p>
        </text:list-item>
        <text:list-item>
          <text:p text:style-name="P113">Disponibilità:<text:span text:style-name="T114"><text:s/>Un servizio deve essere accessibile a chi è legittimamente autorizzato<text:s/></text:span></text:p>
        </text:list-item>
        <text:list-item>
          <text:p text:style-name="P115">Non ripudio:<text:span text:style-name="T116"><text:s/>Prova formale per dimostrare che una certa persona ha<text:s/></text:span><text:span text:style-name="T117">sottoscritto (firmato) un documento.</text:span></text:p>
        </text:list-item>
      </text:list>
      <text:list text:style-name="LFO1" text:continue-numbering="true">
        <text:list-item>
          <text:p text:style-name="P118">Quale algoritmo è implementato dal protocollo:<text:s/></text:p>
        </text:list-item>
      </text:list>
      <text:list text:style-name="LFO3" text:continue-numbering="true">
        <text:list-item>
          <text:p text:style-name="P119">RIP (Routing Information Protocol)<text:span text:style-name="T120">: Distance Vector Routing. In esso un nodo invia tutte le informazioni di routing in suo possesso<text:s/></text:span></text:p>
        </text:list-item>
        <text:list-item>
          <text:p text:style-name="P121">OSPF (Open Shortest Path First):<text:span text:style-name="T122"><text:s/>Link<text:s/></text:span><text:span text:style-name="T123">state routing. In esso un nodo invia le informazioni di routing sicure cioè solo quelle relative ai nodi adiacenti</text:span></text:p>
        </text:list-item>
      </text:list>
      <text:list text:style-name="LFO1" text:continue-numbering="true">
        <text:list-item>
          <text:p text:style-name="P124">Che cos’è un’access control list? Quale dispositivo ne fa uso?<text:s/></text:p>
        </text:list-item>
      </text:list>
      <text:p text:style-name="P125"><text:span text:style-name="T126">L’ACL è una lista di regole con il quale filtrare il traffico di rete, viene<text:s/></text:span><text:span text:style-name="T127">utilizzata in firewall e router. Essa stabilisce se utenti o processi hanno dei permessi per poter accedere o compiere delle azioni</text:span></text:p>
      <text:list text:style-name="LFO1" text:continue-numbering="true">
        <text:list-item>
          <text:p text:style-name="P128">Determinare se Vero o Falso:<text:s/></text:p>
        </text:list-item>
      </text:list>
      <text:list text:style-name="LFO3" text:continue-numbering="true">
        <text:list-item>
          <text:p text:style-name="P129">Nell’algoritmo Link State/Distance Vector la scelta del cammino varia in funzione di traffico<text:s/>e topologia<text:span text:style-name="T130"><text:s/>= SI<text:s/></text:span></text:p>
        </text:list-item>
        <text:list-item>
          <text:p text:style-name="P131">Gli algoritmi di routing decentralizzato calcolano il cammino in modo distribuito e iterativo<text:span text:style-name="T132"><text:s/>= SI<text:s/></text:span></text:p>
        </text:list-item>
        <text:list-item>
          <text:p text:style-name="P133">Gli algoritmi di routing Routing Globale, calcolano il cammino in modo distribuito e iterativo<text:s/><text:span text:style-name="T134">= NO (il calcolo non avviene)<text:s/></text:span></text:p>
        </text:list-item>
        <text:list-item>
          <text:p text:style-name="P135">Nella Crittografia Asimmetrica, mittente e destinatario condividono la stessa chiave<text:s/><text:span text:style-name="T136">= NO</text:span></text:p>
        </text:list-item>
        <text:list-item>
          <text:p text:style-name="P137">Nella Crittografia Simmetrica, mittente e destinatario condividono la stessa chiave<text:span text:style-name="T138"><text:s/>= SI<text:s/></text:span></text:p>
        </text:list-item>
        <text:list-item>
          <text:p text:style-name="P139">Gli IDS sono in grado di rilevare solo attacchi noti, sulla base di un database di firme<text:span text:style-name="T140"><text:s/>= SI<text:s/></text:span></text:p>
        </text:list-item>
        <text:list-item>
          <text:p text:style-name="P141">Gli IDS sono in grado di rilevare solo attacchi noti, basati sulle anomalie<text:s/><text:span text:style-name="T142">= NO <text:s/></text:span></text:p>
        </text:list-item>
        <text:list-item>
          <text:p text:style-name="P143">La funzione Hash crittografica è utilizzata per la verifica dell’integrità di un messaggio<text:s/><text:span text:style-name="T144">= SI<text:s/></text:span></text:p>
        </text:list-item>
        <text:list-item>
          <text:p text:style-name="P145">La risoluzione dei nomi tramite caching si può considerare<text:s/>authoritative<text:s/><text:span text:style-name="T146">= NO</text:span></text:p>
        </text:list-item>
      </text:list>
      <text:list text:style-name="LFO1" text:continue-numbering="true">
        <text:list-item>
          <text:p text:style-name="P147">Le reti di calcolatori che mettono a disposizione solo il servizio SENZA connessione sono chiamate reti<text:span text:style-name="T148">: a commutazione di pacchetto di tipo datagram<text:s/></text:span></text:p>
        </text:list-item>
      </text:list>
      <text:list text:style-name="LFO3" text:continue-numbering="true">
        <text:list-item>
          <text:p text:style-name="P149">Le reti di calcolatori che mettono a disposizione solo il servizio CON connessione<text:span text:style-name="T150">: co</text:span><text:span text:style-name="T151">mmutazione di pacchetto a circuiti virtuali</text:span></text:p>
        </text:list-item>
      </text:list>
      <text:list text:style-name="LFO1" text:continue-numbering="true">
        <text:list-item>
          <text:p text:style-name="P152">Esiste una porta di default per un mail client?<text:s/></text:p>
        </text:list-item>
      </text:list>
      <text:p text:style-name="P153">[x]<text:s/><text:span text:style-name="T154">NO – Il client fa la richiesta al Server per il servizio</text:span></text:p>
      <text:list text:style-name="LFO1" text:continue-numbering="true">
        <text:list-item>
          <text:p text:style-name="P155">Esiste una porta di default per un mail server?<text:s/></text:p>
        </text:list-item>
      </text:list>
      <text:p text:style-name="P156">[x]<text:s/><text:span text:style-name="T157">SI – 25 per mail server</text:span></text:p>
      <text:list text:style-name="LFO1" text:continue-numbering="true">
        <text:list-item>
          <text:p text:style-name="P158">Cosa è un root server e quali tipo di query accetta?<text:s/></text:p>
        </text:list-item>
      </text:list>
      <text:p text:style-name="P159"><text:span text:style-name="T160">Un root server è un server DNS che risponde alle richieste di risoluzione dei nomi riguardanti il namespace del dominio principale, detto root. Il suo compito è quello di reindirizzare le richieste relative a ciascun dominio di</text:span><text:span text:style-name="T161"><text:s/>primo livello ai name server propri di quel TLD. Accetta tipi di richiesta iterativa.</text:span></text:p>
      <text:list text:style-name="LFO1" text:continue-numbering="true">
        <text:list-item>
          <text:p text:style-name="P162">In che cosa consiste il three way handshake e da quale protocollo è implementato? Come avviene la chiusura della connessione?<text:span text:style-name="T163"><text:s/></text:span></text:p>
        </text:list-item>
      </text:list>
      <text:p text:style-name="P164">Il three way handshake nasce dalla necessità di avere una nuova connessione sicura tra un client ed un server, che non si confonda con le vecchie connessioni. Esso è implementato dal protocollo TCP a livello di trasporto e coinvolge lo scambio di tre segmenti iniziali tra il client e il server. Il<text:s/>client chiede al server di aprire la connessione. Il server risponde al client con un segmento di connessione approvata, infine il client si connette al server. La chiusura della connessione avviene attraverso il doppio handshake. Il client invia al server uno speciale segmento con bit FIN avvalorato intendendo che vuole chiudere la connessione in corso, il server risponde al client inviandogli un acknoledgment ed invia un segmento di showdown (chiusura della connessione), infine il client risponde al server con un acknoledgement chiudendo formalmente la connessione.</text:p>
      <text:list text:style-name="LFO1" text:continue-numbering="true">
        <text:list-item>
          <text:p text:style-name="P165">In cosa consiste il packet sniffing? Di quale tipo di tool operante e quale livello fa uso?<text:span text:style-name="T166"><text:s/></text:span></text:p>
        </text:list-item>
      </text:list>
      <text:p text:style-name="P167"><text:span text:style-name="T168">Il packet sniffing è un tipo di attacco di rete passivo. Esso consiste nella lettura dei pacchetti d</text:span><text:span text:style-name="T169">estinati ad un altro nodo della rete, e quindi intercettare pacchetti intransito destinati ad altri host. Questo può avvenire su una rete a mezzo condiviso. Questa intercettazione viene fatta attraverso alcuni programmi come whireshark che agisce al livell</text:span><text:span text:style-name="T170">o di rete.</text:span></text:p>
      <text:list text:style-name="LFO1" text:continue-numbering="true">
        <text:list-item>
          <text:p text:style-name="P171">Descrivere brevemente la principale tra algoritmi di Routing statico (non adattivi) e algoritmi di Routing dinamico (adattivi)?<text:s/></text:p>
        </text:list-item>
      </text:list>
      <text:p text:style-name="P172">Negli algoritmi di routing statico<text:span text:style-name="T173">: la scelta del cammino è calcolata in anticipo e memorizzata in una memoria non v</text:span><text:span text:style-name="T174">olatile</text:span></text:p>
      <text:p text:style-name="P175">Negli algoritmi di routing<text:span text:style-name="T176"><text:s/></text:span>dinamico<text:span text:style-name="T177">: la scelta del cammino varia a seconda dei cambiamenti di topologia e traffico della rete.</text:span></text:p>
      <text:list text:style-name="LFO1" text:continue-numbering="true">
        <text:list-item>
          <text:p text:style-name="P178">Quale interfaccia utilizza TCP per la trasmissione dei dati?<text:s/></text:p>
        </text:list-item>
      </text:list>
      <text:p text:style-name="P179"><text:span text:style-name="T180">TCP sfrutta un’interfaccia a stream, ovvero una sequenza co</text:span><text:span text:style-name="T181">ntinua di bytes.</text:span></text:p>
      <text:list text:style-name="LFO1" text:continue-numbering="true">
        <text:list-item>
          <text:p text:style-name="P182">In cosa consiste il controllo del flusso?<text:s/></text:p>
        </text:list-item>
      </text:list>
      <text:p text:style-name="P183"><text:span text:style-name="T184">Garanzia che il mittente non ecceda la capacità di ricezione del destinatario<text:s/></text:span></text:p>
      <text:list text:style-name="LFO1" text:continue-numbering="true">
        <text:list-item>
          <text:p text:style-name="P185">I router hanno indirizzi IP? Sei si, quanti?<text:s/></text:p>
        </text:list-item>
      </text:list>
      <text:p text:style-name="P186"><text:span text:style-name="T187">Possono avere da 2 a più indirizzi</text:span></text:p>
      <text:list text:style-name="LFO1" text:continue-numbering="true">
        <text:list-item>
          <text:p text:style-name="P188">Cos’è un name risolver? Quali<text:s/>tipi di query può query effettua?<text:s/></text:p>
        </text:list-item>
      </text:list>
      <text:p text:style-name="P189"><text:span text:style-name="T190">Il name resolver è la routine eseguita sui computer host che serve a invocare la risoluzione tramite DNS del nome di un indirizzo IP. Esso effettua soltanto query ricorsive e poi chiede al DNS server locale di dirgli qual</text:span><text:span text:style-name="T191"><text:s/>è l’indirizzo IP e si aspetta che arrivi la risposta; non ci sono altre interazioni.</text:span></text:p>
      <text:list text:style-name="LFO1" text:continue-numbering="true">
        <text:list-item>
          <text:p text:style-name="P192">Quali e quanti livelli nella pila di protocolli di Internet solo elaborati da un router?<text:s/></text:p>
        </text:list-item>
      </text:list>
      <text:soft-page-break/>
      <text:p text:style-name="P193"><text:span text:style-name="T194">3 livelli: livello fisico, livello di data link, livello di re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Standard" style:display-name="Standard" style:family="paragraph">
      <style:paragraph-properties fo:margin-bottom="0in"/>
      <style:text-properties style:font-name="Liberation Serif" style:font-name-asian="SimSun" style:font-name-complex="Mangal" style:letter-kerning="true" fo:font-size="12pt" style:font-size-asian="12pt" style:font-size-complex="12pt" fo:language="en" fo:country="US" style:language-asian="zh" style:country-asian="CN" style:language-complex="hi" style:country-complex="IN"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extbody" style:display-name="Text body" style:family="paragraph" style:parent-style-name="Normale">
      <style:paragraph-properties fo:margin-bottom="0.0972in" fo:line-height="120%"/>
      <style:text-properties style:font-name="Liberation Serif" style:font-name-asian="SimSun" style:font-name-complex="Mangal" style:letter-kerning="true" fo:font-size="12pt" style:font-size-asian="12pt" style:font-size-complex="12pt" fo:language="en" fo:country="US"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use-window-font-color="true"/>
    </style:style>
    <style:style style:name="WW_CharLFO3LVL1" style:family="text">
      <style:text-properties style:font-name="Calibri" style:font-name-asian="Calibri" style:font-name-complex="Calibri" style:use-window-font-color="true"/>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4465in" text:min-label-width="0.25in" text:list-level-position-and-space-mode="label-alignment">
          <style:list-level-label-alignment text:label-followed-by="listtab" fo:margin-left="0.6965in" fo:text-indent="-0.25in"/>
        </style:list-level-properties>
        <style:text-properties style:font-name="Calibri"/>
      </text:list-level-style-bullet>
      <text:list-level-style-bullet text:level="2" text:style-name="WW_CharLFO3LVL2" text:bullet-char="o">
        <style:list-level-properties text:space-before="0.9465in" text:min-label-width="0.25in" text:list-level-position-and-space-mode="label-alignment">
          <style:list-level-label-alignment text:label-followed-by="listtab" fo:margin-left="1.1965in" fo:text-indent="-0.25in"/>
        </style:list-level-properties>
        <style:text-properties style:font-name="Courier New"/>
      </text:list-level-style-bullet>
      <text:list-level-style-bullet text:level="3" text:style-name="WW_CharLFO3LVL3"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Wingdings"/>
      </text:list-level-style-bullet>
      <text:list-level-style-bullet text:level="4" text:style-name="WW_CharLFO3LVL4"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Symbol"/>
      </text:list-level-style-bullet>
      <text:list-level-style-bullet text:level="5" text:style-name="WW_CharLFO3LVL5" text:bullet-char="o">
        <style:list-level-properties text:space-before="2.4465in" text:min-label-width="0.25in" text:list-level-position-and-space-mode="label-alignment">
          <style:list-level-label-alignment text:label-followed-by="listtab" fo:margin-left="2.6965in" fo:text-indent="-0.25in"/>
        </style:list-level-properties>
        <style:text-properties style:font-name="Courier New"/>
      </text:list-level-style-bullet>
      <text:list-level-style-bullet text:level="6" text:style-name="WW_CharLFO3LVL6" text:bullet-char="">
        <style:list-level-properties text:space-before="2.9465in" text:min-label-width="0.25in" text:list-level-position-and-space-mode="label-alignment">
          <style:list-level-label-alignment text:label-followed-by="listtab" fo:margin-left="3.1965in" fo:text-indent="-0.25in"/>
        </style:list-level-properties>
        <style:text-properties style:font-name="Wingdings"/>
      </text:list-level-style-bullet>
      <text:list-level-style-bullet text:level="7" text:style-name="WW_CharLFO3LVL7" text:bullet-char="">
        <style:list-level-properties text:space-before="3.4465in" text:min-label-width="0.25in" text:list-level-position-and-space-mode="label-alignment">
          <style:list-level-label-alignment text:label-followed-by="listtab" fo:margin-left="3.6965in" fo:text-indent="-0.25in"/>
        </style:list-level-properties>
        <style:text-properties style:font-name="Symbol"/>
      </text:list-level-style-bullet>
      <text:list-level-style-bullet text:level="8" text:style-name="WW_CharLFO3LVL8" text:bullet-char="o">
        <style:list-level-properties text:space-before="3.9465in" text:min-label-width="0.25in" text:list-level-position-and-space-mode="label-alignment">
          <style:list-level-label-alignment text:label-followed-by="listtab" fo:margin-left="4.1965in" fo:text-indent="-0.25in"/>
        </style:list-level-properties>
        <style:text-properties style:font-name="Courier New"/>
      </text:list-level-style-bullet>
      <text:list-level-style-bullet text:level="9" text:style-name="WW_CharLFO3LVL9" text:bullet-char="">
        <style:list-level-properties text:space-before="4.4465in" text:min-label-width="0.25in" text:list-level-position-and-space-mode="label-alignment">
          <style:list-level-label-alignment text:label-followed-by="listtab" fo:margin-left="4.696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na Alicino</meta:initial-creator>
    <dc:creator>Antonio Capicotto</dc:creator>
    <meta:creation-date>2022-01-04T06:45:00Z</meta:creation-date>
    <dc:date>2022-01-17T19:25:00Z</dc:date>
    <meta:template xlink:href="Normal" xlink:type="simple"/>
    <meta:editing-cycles>40</meta:editing-cycles>
    <meta:editing-duration>PT37860S</meta:editing-duration>
    <meta:document-statistic meta:page-count="4" meta:paragraph-count="20" meta:word-count="1550" meta:character-count="10367" meta:row-count="73" meta:non-whitespace-character-count="8837"/>
  </office:meta>
</office:document-meta>
</file>